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font-size-asian="10.5pt" style:font-size-complex="12pt"/>
    </style:style>
    <style:style style:name="P11" style:family="paragraph" style:parent-style-name="Standard" style:list-style-name="L1">
      <style:paragraph-properties fo:text-align="start" style:justify-single-word="false"/>
      <style:text-properties fo:font-size="12pt" style:font-size-asian="10.5pt" style:font-size-complex="12pt"/>
    </style:style>
    <style:style style:name="P12" style:family="paragraph" style:parent-style-name="Standard" style:list-style-name="L1">
      <style:paragraph-properties fo:text-align="start" style:justify-single-word="false"/>
      <style:text-properties fo:font-size="12pt" style:font-size-asian="10.5pt" style:font-size-complex="12pt"/>
    </style:style>
    <style:style style:name="P13" style:family="paragraph" style:parent-style-name="Standard" style:list-style-name="L1">
      <style:paragraph-properties fo:text-align="start" style:justify-single-word="false"/>
      <style:text-properties fo:font-size="12pt" style:font-size-asian="10.5pt" style:font-size-complex="12pt"/>
    </style:style>
    <style:style style:name="P14" style:family="paragraph" style:parent-style-name="Standard" style:list-style-name="L1">
      <style:paragraph-properties fo:text-align="start" style:justify-single-word="false"/>
      <style:text-properties fo:font-size="12pt" style:font-size-asian="10.5pt" style:font-size-complex="12pt"/>
    </style:style>
    <style:style style:name="P15" style:family="paragraph" style:parent-style-name="Standard" style:list-style-name="L1">
      <style:paragraph-properties fo:text-align="start" style:justify-single-word="false"/>
      <style:text-properties fo:font-size="12pt" style:font-size-asian="10.5pt" style:font-size-complex="12pt"/>
    </style:style>
    <style:style style:name="P16" style:family="paragraph" style:parent-style-name="Standard" style:list-style-name="L1">
      <style:paragraph-properties fo:text-align="start" style:justify-single-word="false"/>
      <style:text-properties fo:font-size="12pt" style:font-size-asian="10.5pt" style:font-size-complex="12pt"/>
    </style:style>
    <style:style style:name="P17" style:family="paragraph" style:parent-style-name="Standard" style:list-style-name="L1">
      <style:paragraph-properties fo:text-align="start" style:justify-single-word="false"/>
      <style:text-properties fo:font-size="12pt" style:font-size-asian="10.5pt" style:font-size-complex="12pt"/>
    </style:style>
    <style:style style:name="P18" style:family="paragraph" style:parent-style-name="Standard" style:list-style-name="L1">
      <style:paragraph-properties fo:text-align="start" style:justify-single-word="false"/>
      <style:text-properties fo:font-size="12pt" style:font-size-asian="10.5pt" style:font-size-complex="12pt"/>
    </style:style>
    <style:style style:name="P19" style:family="paragraph" style:parent-style-name="Standard" style:list-style-name="L1">
      <style:paragraph-properties fo:text-align="start" style:justify-single-word="false"/>
      <style:text-properties fo:font-size="12pt" style:font-size-asian="10.5pt" style:font-size-complex="12pt"/>
    </style:style>
    <style:style style:name="P20" style:family="paragraph" style:parent-style-name="Standard" style:list-style-name="L1">
      <style:paragraph-properties fo:text-align="start" style:justify-single-word="false"/>
      <style:text-properties fo:font-size="12pt" style:font-size-asian="10.5pt" style:font-size-complex="12pt"/>
    </style:style>
    <style:style style:name="P21" style:family="paragraph" style:parent-style-name="Standard" style:list-style-name="L1">
      <style:paragraph-properties fo:text-align="start" style:justify-single-word="false"/>
      <style:text-properties fo:font-size="12pt" style:font-size-asian="10.5pt" style:font-size-complex="12pt"/>
    </style:style>
    <style:style style:name="P22" style:family="paragraph" style:parent-style-name="Standard" style:list-style-name="L1">
      <style:paragraph-properties fo:text-align="start" style:justify-single-word="false"/>
      <style:text-properties fo:font-size="12pt" style:font-size-asian="10.5pt" style:font-size-complex="12pt"/>
    </style:style>
    <style:style style:name="P23" style:family="paragraph" style:parent-style-name="Standard" style:list-style-name="L1">
      <style:paragraph-properties fo:text-align="start" style:justify-single-word="false"/>
      <style:text-properties fo:font-size="12pt" style:font-size-asian="10.5pt" style:font-size-complex="12pt"/>
    </style:style>
    <style:style style:name="P24" style:family="paragraph" style:parent-style-name="Standard" style:list-style-name="L1">
      <style:paragraph-properties fo:text-align="start" style:justify-single-word="false"/>
      <style:text-properties fo:font-size="12pt" style:font-size-asian="10.5pt" style:font-size-complex="12pt"/>
    </style:style>
    <style:style style:name="P25" style:family="paragraph" style:parent-style-name="Standard" style:list-style-name="L1">
      <style:paragraph-properties fo:text-align="start" style:justify-single-word="false"/>
      <style:text-properties fo:font-size="12pt" style:font-size-asian="10.5pt" style:font-size-complex="12pt"/>
    </style:style>
    <style:style style:name="P26" style:family="paragraph" style:parent-style-name="Standard" style:list-style-name="L1">
      <style:paragraph-properties fo:text-align="start" style:justify-single-word="false"/>
      <style:text-properties fo:font-size="12pt" style:font-size-asian="10.5pt" style:font-size-complex="12pt"/>
    </style:style>
    <style:style style:name="P27" style:family="paragraph" style:parent-style-name="Standard" style:list-style-name="L1">
      <style:paragraph-properties fo:text-align="start" style:justify-single-word="false"/>
      <style:text-properties fo:font-size="12pt" style:font-size-asian="10.5pt" style:font-size-complex="12pt"/>
    </style:style>
    <style:style style:name="P28" style:family="paragraph" style:parent-style-name="Standard" style:list-style-name="L1">
      <style:paragraph-properties fo:text-align="start" style:justify-single-word="false"/>
      <style:text-properties fo:font-size="12pt" style:font-size-asian="10.5pt" style:font-size-complex="12pt"/>
    </style:style>
    <style:style style:name="P29" style:family="paragraph" style:parent-style-name="Standard" style:list-style-name="L1">
      <style:paragraph-properties fo:text-align="start" style:justify-single-word="false"/>
      <style:text-properties fo:font-size="12pt" style:font-size-asian="10.5pt" style:font-size-complex="12pt"/>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FLphone Vidéo</text:p>
      <text:p text:style-name="P1">SPECIFICATIONS</text:p>
      <text:p text:style-name="P1"/>
      <text:p text:style-name="P1"/>
      <text:p text:style-name="P3">Descriptif du projet</text:p>
      <text:p text:style-name="P2"/>
      <text:p text:style-name="P2"><text:tab/>SFLphone est un logiciel complet de VoIP open-source sous licence GPL développé par Savoir-Faire Linux Inc. </text:p>
      <text:p text:style-name="P2"><text:tab/>Contrairement à la majorité des <text:span text:style-name="T1">softphones</text:span> du marché, il est concu pour une utilisation orientée entreprise. Il utilise les protocoles de communication standarts SIP et IAX, ce qui le rend compatible et interopérable, et ainsi permet de passer des appels audios vers des utilisateurs distants qui utilisent du matériel (ex:hardphone IP) ou un logiciel basés sur les mêmes protocoles. </text:p>
      <text:p text:style-name="P2"/>
      <text:p text:style-name="P2"><text:tab/>L'objectif du projet est d'implémenter un layer vidéo dans SFLphone pour permettre les appels vidéo et la vidéoconférence. C'est un projet intéressant et innovateur car la vidéoconférence est encore peu présente dans des projets de softphone open-source. La première étape de ce projet est d'implémenter les appels vidéo point à point (2 personnes). </text:p>
      <text:p text:style-name="P2"><text:tab/>Le comportement global du point de vue d'un client est le suivant: il ouvre une connexion SIP avec un autre client, son flux vidéo (capturé d'une webcam par exemple) est compressé, envoyé par RTP vers le serveur Asterisk, qui route les paquets vers l'interlocuteur, puis décompressé de l'autre côté et affiché avec la bibliothèque d'accélération graphique OpenGL chez l'interlocuteur. Le framework de visualisation doit être flexible et permettre à l'utilisateur de paramétrer sa fenêtre, tant au niveau de l'affichage que des fonctionnalités.</text:p>
      <text:p text:style-name="P2"><text:tab/>Ce projet vous amènera notamment à travailler avec les notions suivantes: <text:s/>PABX (Asterisk), gestion de flux vidéo (encodage/décodage/streaming), protocoles de communication VoIP (SIP, IAX, H323), OpenGL pour la visualisation vidéo.</text:p>
      <text:p text:style-name="P2"/>
      <text:p text:style-name="P2"/>
      <text:p text:style-name="P4">Spécifications</text:p>
      <text:p text:style-name="P3"/>
      <text:list text:style-name="L1">
        <text:list-item>
          <text:p text:style-name="P5">Capture vidéo locale</text:p>
          <text:list>
            <text:list-item>
              <text:p text:style-name="P5">API vidéo: video4linux2</text:p>
            </text:list-item>
            <text:list-item>
              <text:p text:style-name="P5">Format d'images, conversion d'espace de couleurs</text:p>
            </text:list-item>
            <text:list-item>
              <text:p text:style-name="P5">Interopérabilité: gestion de différents formats (RGB, YUV420, YUYV, UYVY,..), différents matériels (webcam, firewire,...)</text:p>
              <text:p text:style-name="P5"/>
            </text:list-item>
          </text:list>
        </text:list-item>
        <text:list-item>
          <text:p text:style-name="P10">Framework de visualisation</text:p>
          <text:p text:style-name="P10">La fenêtre de visualisation doit afficher la vidéo de l'utilisateur et de son interlocuteur. Dans le cas de la vidéoconférence (clients multiples), on peut imaginer une mosaique ou une image <text:soft-page-break/>composée de tous les interlocuteurs. L'utilisateur doit pouvoir utiliser un layout d'affichage personnalisé, rajouter des pluggins de visualisation, d'animation, des skins, etc...</text:p>
          <text:list>
            <text:list-item>
              <text:p text:style-name="P10">Textures 2D pour afficher la vidéo</text:p>
              <text:list>
                <text:list-item>
                  <text:p text:style-name="P10">API 3D OpenGL</text:p>
                </text:list-item>
              </text:list>
            </text:list-item>
            <text:list-item>
              <text:p text:style-name="P10">Intégration de la visualisation dans GTK</text:p>
              <text:list>
                <text:list-item>
                  <text:p text:style-name="P10">Librairie gtkglext <text:s/></text:p>
                </text:list-item>
              </text:list>
            </text:list-item>
            <text:list-item>
              <text:p text:style-name="P10">Effets d'animation des fenêtres</text:p>
              <text:list>
                <text:list-item>
                  <text:p text:style-name="P10">Clutter</text:p>
                </text:list-item>
                <text:list-item>
                  <text:p text:style-name="P10">Cairo</text:p>
                  <text:p text:style-name="P10"/>
                </text:list-item>
              </text:list>
            </text:list-item>
          </text:list>
        </text:list-item>
        <text:list-item>
          <text:p text:style-name="P10">Normes de codage vidéo pour la transmission</text:p>
          <text:list>
            <text:list-item>
              <text:p text:style-name="P10">H263, H264 (supportés par Asterisk)</text:p>
            </text:list-item>
            <text:list-item>
              <text:p text:style-name="P10">Librairie libavcodec</text:p>
            </text:list-item>
          </text:list>
        </text:list-item>
      </text:list>
      <text:p text:style-name="P2"/>
      <text:p text:style-name="P2"/>
      <text:list text:style-name="L1">
        <text:list-item text:start-value="1">
          <text:p text:style-name="P10">Protocole standart de communication: SIP (Session Initiation Protocol)</text:p>
          <text:list>
            <text:list-item>
              <text:p text:style-name="P10">Négociation de codecs entre deux clients SIP grâce à SDP (Session Description Protocol)</text:p>
            </text:list-item>
            <text:list-item>
              <text:p text:style-name="P10">Une session SIP peut contenir des paquets RTP audio et vidéo</text:p>
              <text:p text:style-name="P10"/>
            </text:list-item>
          </text:list>
        </text:list-item>
        <text:list-item>
          <text:p text:style-name="P10">Vidéoconférence</text:p>
          <text:list>
            <text:list-item>
              <text:p text:style-name="P10">Clients multiples</text:p>
            </text:list-item>
            <text:list-item>
              <text:p text:style-name="P10">Multiplexage de flux vidéo <text:tab/><text:tab/>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CA"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ystem User</meta:initial-creator>
    <meta:creation-date>2007-11-01T16:03:07</meta:creation-date>
    <dc:creator>System User</dc:creator>
    <dc:date>2007-11-02T09:23:13</dc:date>
    <meta:editing-cycles>7</meta:editing-cycles>
    <meta:editing-duration>PT1H4M39S</meta:editing-duration>
    <meta:user-defined meta:name="Info 1"/>
    <meta:user-defined meta:name="Info 2"/>
    <meta:user-defined meta:name="Info 3"/>
    <meta:user-defined meta:name="Info 4"/>
    <meta:document-statistic meta:table-count="0" meta:image-count="0" meta:object-count="0" meta:page-count="2" meta:paragraph-count="31" meta:word-count="409" meta:character-count="2818"/>
  </office:meta>
</office:document-meta>
</file>